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🧾 STEP-BY-STEP: Process and Parse a Job Profile Using ChatGPT in Python</text:p>
      <text:p text:style-name="Standard"/>
      <text:p text:style-name="Standard"># This walkthrough processes a job profile using the OpenAI API, </text:p>
      <text:p text:style-name="Standard"># parses it into structured data, builds an object from it,</text:p>
      <text:p text:style-name="Standard"># and displays a summary.</text:p>
      <text:p text:style-name="Standard"/>
      <text:p text:style-name="Standard"># 📁 STEP 1: Install Required Libraries</text:p>
      <text:p text:style-name="Standard"># Run this in your terminal before anything else:</text:p>
      <text:p text:style-name="Standard"># pip install openai pymupdf python-docx odfpy</text:p>
      <text:p text:style-name="Standard"/>
      <text:p text:style-name="Standard"># 📄 STEP 2: Create your job_profile.txt, job_profile.pdf, job_profile.docx or job_profile.odt file</text:p>
      <text:p text:style-name="Standard"># In the same folder as your Python file, create one of these:</text:p>
      <text:p text:style-name="Standard"># - job_profile.txt (plain text)</text:p>
      <text:p text:style-name="Standard"># - job_profile.pdf (PDF)</text:p>
      <text:p text:style-name="Standard"># - job_profile.docx (Microsoft Word)</text:p>
      <text:p text:style-name="Standard"># - job_profile.odt (OpenOffice Writer)</text:p>
      <text:p text:style-name="Standard"/>
      <text:p text:style-name="Standard">import openai</text:p>
      <text:p text:style-name="Standard">import json</text:p>
      <text:p text:style-name="Standard">import os</text:p>
      <text:p text:style-name="Standard">import fitz <text:s/># PyMuPDF</text:p>
      <text:p text:style-name="Standard">from docx import Document <text:s/># For .docx files</text:p>
      <text:p text:style-name="Standard">from odf.opendocument import load <text:s/># For .odt files</text:p>
      <text:p text:style-name="Standard">from odf.text import P</text:p>
      <text:p text:style-name="Standard"/>
      <text:p text:style-name="Standard"># ✅ (Optional but safer) - Store your OpenAI API Key as an environment variable.</text:p>
      <text:p text:style-name="Standard"># In your terminal, run:</text:p>
      <text:p text:style-name="Standard"># export OPENAI_API_KEY="your_api_key_here"</text:p>
      <text:p text:style-name="Standard"># Then access it in Python like this:</text:p>
      <text:p text:style-name="Standard">openai.api_key = os.getenv("OPENAI_API_KEY")</text:p>
      <text:p text:style-name="Standard"/>
      <text:p text:style-name="Standard"># 📥 STEP 3: Load the Job Profile Text from TXT, PDF, DOCX, or ODT</text:p>
      <text:p text:style-name="Standard"/>
      <text:p text:style-name="Standard">def load_job_text(filepath):</text:p>
      <text:p text:style-name="Standard"><text:s text:c="4"/>try:</text:p>
      <text:p text:style-name="Standard"><text:s text:c="8"/>if filepath.endswith(".txt"):</text:p>
      <text:p text:style-name="Standard"><text:s text:c="12"/>with open(filepath, "r") as f:</text:p>
      <text:p text:style-name="Standard"><text:s text:c="16"/>return f.read()</text:p>
      <text:p text:style-name="Standard"/>
      <text:p text:style-name="Standard"><text:s text:c="8"/>elif filepath.endswith(".pdf"):</text:p>
      <text:p text:style-name="Standard"><text:s text:c="12"/>doc = fitz.open(filepath)</text:p>
      <text:p text:style-name="Standard"><text:s text:c="12"/>text = ""</text:p>
      <text:p text:style-name="Standard"><text:s text:c="12"/>for page in doc:</text:p>
      <text:p text:style-name="Standard"><text:s text:c="16"/>text += page.get_text()</text:p>
      <text:p text:style-name="Standard"><text:s text:c="12"/>doc.close()</text:p>
      <text:p text:style-name="Standard"><text:s text:c="12"/>return text</text:p>
      <text:p text:style-name="Standard"/>
      <text:p text:style-name="Standard"><text:s text:c="8"/>elif filepath.endswith(".docx"):</text:p>
      <text:p text:style-name="Standard"><text:s text:c="12"/>doc = Document(filepath)</text:p>
      <text:p text:style-name="Standard"><text:s text:c="12"/>return "\n".join([para.text for para in doc.paragraphs])</text:p>
      <text:p text:style-name="Standard"/>
      <text:p text:style-name="Standard"><text:s text:c="8"/>elif filepath.endswith(".odt"):</text:p>
      <text:p text:style-name="Standard"><text:soft-page-break/><text:s text:c="12"/>odt_doc = load(filepath)</text:p>
      <text:p text:style-name="Standard"><text:s text:c="12"/>all_paragraphs = odt_doc.getElementsByType(P)</text:p>
      <text:p text:style-name="Standard"><text:s text:c="12"/>return "\n".join([str(p.firstChild.data) for p in all_paragraphs if p.firstChild])</text:p>
      <text:p text:style-name="Standard"/>
      <text:p text:style-name="Standard"><text:s text:c="8"/>else:</text:p>
      <text:p text:style-name="Standard"><text:s text:c="12"/>print("❌ Unsupported file format. Use .txt, .pdf, .docx, or .odt")</text:p>
      <text:p text:style-name="Standard"><text:s text:c="12"/>return None</text:p>
      <text:p text:style-name="Standard"/>
      <text:p text:style-name="Standard"><text:s text:c="4"/>except Exception as e:</text:p>
      <text:p text:style-name="Standard"><text:s text:c="8"/>print(f"❌ Error reading file: {e}")</text:p>
      <text:p text:style-name="Standard"><text:s text:c="8"/>return None</text:p>
      <text:p text:style-name="Standard"/>
      <text:p text:style-name="Standard"># 🤖 STEP 4: Send the Text to ChatGPT and Get Structured JSON</text:p>
      <text:p text:style-name="Standard">def chatgpt_parse_job_profile(raw_text):</text:p>
      <text:p text:style-name="Standard"><text:s text:c="4"/>prompt = f"""</text:p>
      <text:p text:style-name="Standard">You will be given a job description. Extract the following fields:</text:p>
      <text:p text:style-name="Standard">- Job Title</text:p>
      <text:p text:style-name="Standard">- Department</text:p>
      <text:p text:style-name="Standard">- Location</text:p>
      <text:p text:style-name="Standard">- Experience</text:p>
      <text:p text:style-name="Standard">- Skills (as a list)</text:p>
      <text:p text:style-name="Standard">- Responsibilities (as a list)</text:p>
      <text:p text:style-name="Standard">- Education (if mentioned)</text:p>
      <text:p text:style-name="Standard">- Languages (if mentioned)</text:p>
      <text:p text:style-name="Standard">- Certifications (if mentioned)</text:p>
      <text:p text:style-name="Standard">- Additional Requirements (anything not listed above)</text:p>
      <text:p text:style-name="Standard"/>
      <text:p text:style-name="Standard">Return the result as JSON.</text:p>
      <text:p text:style-name="Standard"/>
      <text:p text:style-name="Standard">Job Description:</text:p>
      <text:p text:style-name="Standard">{raw_text}</text:p>
      <text:p text:style-name="Standard">"""</text:p>
      <text:p text:style-name="Standard"/>
      <text:p text:style-name="Standard"><text:s text:c="4"/>try:</text:p>
      <text:p text:style-name="Standard"><text:s text:c="8"/>response = openai.ChatCompletion.create(</text:p>
      <text:p text:style-name="Standard"><text:s text:c="12"/>model="gpt-3.5-turbo",</text:p>
      <text:p text:style-name="Standard"><text:s text:c="12"/>messages=[</text:p>
      <text:p text:style-name="Standard"><text:s text:c="16"/>{"role": "system", "content": "You are an assistant that extracts structured job data."},</text:p>
      <text:p text:style-name="Standard"><text:s text:c="16"/>{"role": "user", "content": prompt}</text:p>
      <text:p text:style-name="Standard"><text:s text:c="12"/>],</text:p>
      <text:p text:style-name="Standard"><text:s text:c="12"/>temperature=0.2</text:p>
      <text:p text:style-name="Standard"><text:s text:c="8"/>)</text:p>
      <text:p text:style-name="Standard"><text:s text:c="8"/>result = response["choices"][0]["message"]["content"]</text:p>
      <text:p text:style-name="Standard"><text:s text:c="8"/>return json.loads(result)</text:p>
      <text:p text:style-name="Standard"><text:s text:c="4"/>except json.JSONDecodeError:</text:p>
      <text:p text:style-name="Standard"><text:s text:c="8"/>print("❌ ChatGPT returned invalid JSON:")</text:p>
      <text:p text:style-name="Standard"><text:s text:c="8"/>print(result)</text:p>
      <text:p text:style-name="Standard"><text:s text:c="8"/>return None</text:p>
      <text:p text:style-name="Standard"><text:s text:c="4"/>except Exception as e:</text:p>
      <text:p text:style-name="Standard"><text:s text:c="8"/>print(f"❌ Error calling ChatGPT: {e}")</text:p>
      <text:p text:style-name="Standard"><text:s text:c="8"/>return None</text:p>
      <text:p text:style-name="Standard"/>
      <text:p text:style-name="Standard"><text:soft-page-break/># 🧱 STEP 5: Define a JobProfile Class</text:p>
      <text:p text:style-name="Standard">class JobProfile:</text:p>
      <text:p text:style-name="Standard"><text:s text:c="4"/>def __init__(self, title, department, location, experience, skills, responsibilities,</text:p>
      <text:p text:style-name="Standard"><text:s text:c="17"/>education=None, languages=None, certifications=None, additional_requirements=None):</text:p>
      <text:p text:style-name="Standard"><text:s text:c="8"/>self.title = title</text:p>
      <text:p text:style-name="Standard"><text:s text:c="8"/>self.department = department</text:p>
      <text:p text:style-name="Standard"><text:s text:c="8"/>self.location = location</text:p>
      <text:p text:style-name="Standard"><text:s text:c="8"/>self.experience = experience</text:p>
      <text:p text:style-name="Standard"><text:s text:c="8"/>self.skills = skills</text:p>
      <text:p text:style-name="Standard"><text:s text:c="8"/>self.responsibilities = responsibilities</text:p>
      <text:p text:style-name="Standard"><text:s text:c="8"/>self.education = education</text:p>
      <text:p text:style-name="Standard"><text:s text:c="8"/>self.languages = languages</text:p>
      <text:p text:style-name="Standard"><text:s text:c="8"/>self.certifications = certifications</text:p>
      <text:p text:style-name="Standard"><text:s text:c="8"/>self.additional_requirements = additional_requirements or []</text:p>
      <text:p text:style-name="Standard"/>
      <text:p text:style-name="Standard"><text:s text:c="4"/>def display_summary(self):</text:p>
      <text:p text:style-name="Standard"><text:s text:c="8"/>print(f"\n🔹 Job Title: {self.title}")</text:p>
      <text:p text:style-name="Standard"><text:s text:c="8"/>print(f"🔹 Department: {self.department}")</text:p>
      <text:p text:style-name="Standard"><text:s text:c="8"/>print(f"🔹 Location: {self.location}")</text:p>
      <text:p text:style-name="Standard"><text:s text:c="8"/>print(f"🔹 Experience Required: {self.experience}")</text:p>
      <text:p text:style-name="Standard"><text:s text:c="8"/>print(f"🔹 Skills: {', '.join(self.skills)}")</text:p>
      <text:p text:style-name="Standard"><text:s text:c="8"/>print("🔹 Responsibilities:")</text:p>
      <text:p text:style-name="Standard"><text:s text:c="8"/>for item in self.responsibilities:</text:p>
      <text:p text:style-name="Standard"><text:s text:c="12"/>print(f" <text:s text:c="2"/>- {item}")</text:p>
      <text:p text:style-name="Standard"><text:s text:c="8"/>if self.education:</text:p>
      <text:p text:style-name="Standard"><text:s text:c="12"/>print(f"🔹 Education: {self.education}")</text:p>
      <text:p text:style-name="Standard"><text:s text:c="8"/>if self.languages:</text:p>
      <text:p text:style-name="Standard"><text:s text:c="12"/>print(f"🔹 Languages: {self.languages}")</text:p>
      <text:p text:style-name="Standard"><text:s text:c="8"/>if self.certifications:</text:p>
      <text:p text:style-name="Standard"><text:s text:c="12"/>print(f"🔹 Certifications: {self.certifications}")</text:p>
      <text:p text:style-name="Standard"><text:s text:c="8"/>if self.additional_requirements:</text:p>
      <text:p text:style-name="Standard"><text:s text:c="12"/>print("🔹 Additional Requirements:")</text:p>
      <text:p text:style-name="Standard"><text:s text:c="12"/>for item in self.additional_requirements:</text:p>
      <text:p text:style-name="Standard"><text:s text:c="16"/>print(f" <text:s text:c="2"/>- {item}")</text:p>
      <text:p text:style-name="Standard"/>
      <text:p text:style-name="Standard"># 🧪 STEP 6: Tie Everything Together and Run</text:p>
      <text:p text:style-name="Standard">def main():</text:p>
      <text:p text:style-name="Standard"><text:s text:c="4"/>filepath = "job_profile.docx" <text:s/># Change this to your file (.txt, .pdf, .docx, .odt)</text:p>
      <text:p text:style-name="Standard"><text:s text:c="4"/>raw_text = load_job_text(filepath)</text:p>
      <text:p text:style-name="Standard"><text:s text:c="4"/>if not raw_text:</text:p>
      <text:p text:style-name="Standard"><text:s text:c="8"/>return</text:p>
      <text:p text:style-name="Standard"/>
      <text:p text:style-name="Standard"><text:s text:c="4"/>structured_data = chatgpt_parse_job_profile(raw_text)</text:p>
      <text:p text:style-name="Standard"><text:s text:c="4"/>if not structured_data:</text:p>
      <text:p text:style-name="Standard"><text:s text:c="8"/>return</text:p>
      <text:p text:style-name="Standard"/>
      <text:p text:style-name="Standard"><text:s text:c="4"/>job = JobProfile(</text:p>
      <text:p text:style-name="Standard"><text:s text:c="8"/>title=structured_data.get("Job Title", "Unknown"),</text:p>
      <text:p text:style-name="Standard"><text:s text:c="8"/>department=structured_data.get("Department", "Unknown"),</text:p>
      <text:p text:style-name="Standard"><text:s text:c="8"/>location=structured_data.get("Location", "Unknown"),</text:p>
      <text:p text:style-name="Standard"><text:s text:c="8"/>experience=structured_data.get("Experience", "Not Specified"),</text:p>
      <text:p text:style-name="Standard"><text:s text:c="8"/>skills=structured_data.get("Skills", []),</text:p>
      <text:p text:style-name="Standard"><text:soft-page-break/><text:s text:c="8"/>responsibilities=structured_data.get("Responsibilities", []),</text:p>
      <text:p text:style-name="Standard"><text:s text:c="8"/>education=structured_data.get("Education"),</text:p>
      <text:p text:style-name="Standard"><text:s text:c="8"/>languages=structured_data.get("Languages"),</text:p>
      <text:p text:style-name="Standard"><text:s text:c="8"/>certifications=structured_data.get("Certifications"),</text:p>
      <text:p text:style-name="Standard"><text:s text:c="8"/>additional_requirements=structured_data.get("Additional Requirements", [])</text:p>
      <text:p text:style-name="Standard"><text:s text:c="4"/>)</text:p>
      <text:p text:style-name="Standard"/>
      <text:p text:style-name="Standard"><text:s text:c="4"/>job.display_summary()</text:p>
      <text:p text:style-name="Standard"/>
      <text:p text:style-name="Standard">if __name__ == "__main__":</text:p>
      <text:p text:style-name="Standard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1:23:04.895624868</meta:creation-date>
    <dc:date>2025-04-11T01:28:54.081113891</dc:date>
    <meta:editing-duration>PT1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44" meta:word-count="572" meta:character-count="5589" meta:non-whitespace-character-count="4319"/>
  </office:meta>
</office:document-meta>
</file>